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Helvetica Neue" svg:font-family="'Helvetica Neue', Helvetica, Arial, sans-serif"/>
    <style:font-face style:name="Mangal1" svg:font-family="Mangal"/>
    <style:font-face style:name="OpenSymbol" svg:font-family="OpenSymbol"/>
    <style:font-face style:name="Roboto" svg:font-family="Roboto, UILanguageFont, Arial, sans-serif"/>
    <style:font-face style:name="trebuchet ms" svg:font-family="'trebuchet m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833in" table:align="left" style:may-break-between-rows="false"/>
    </style:style>
    <style:style style:name="Table1.A" style:family="table-column">
      <style:table-column-properties style:column-width="0.7854in"/>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1.E3" style:family="table-cell" style:data-style-name="N104">
      <style:table-cell-properties fo:padding="0.0382in" fo:border-left="0.0007in solid #000000" fo:border-right="none" fo:border-top="none" fo:border-bottom="0.0007in solid #000000"/>
    </style:style>
    <style:style style:name="P1" style:family="paragraph" style:parent-style-name="Text_20_body">
      <style:paragraph-properties fo:margin-left="0in" fo:margin-right="0in" fo:margin-top="0in" fo:margin-bottom="0.1335in" style:line-height-at-least="0.2in" fo:text-align="start" style:justify-single-word="false" fo:widows="1" fo:text-indent="0in" style:auto-text-indent="false" fo:padding="0in" fo:border="none"/>
      <style:text-properties fo:font-variant="normal" fo:text-transform="none" fo:color="#333333" style:font-name="Roboto" fo:font-size="8.39999961853027pt" fo:letter-spacing="normal" fo:font-style="normal" fo:font-weight="normal"/>
    </style:style>
    <style:style style:name="P2" style:family="paragraph" style:parent-style-name="Text_20_body">
      <style:paragraph-properties fo:margin-left="0in" fo:margin-right="0in" fo:margin-top="0in" fo:margin-bottom="0.1335in" style:line-height-at-least="0.2in" fo:text-align="start" style:justify-single-word="false" fo:widows="1" fo:text-indent="0in" style:auto-text-indent="false" fo:padding="0in" fo:border="none"/>
      <style:text-properties fo:font-variant="normal" fo:text-transform="none" fo:color="#333333" fo:letter-spacing="normal"/>
    </style:style>
    <style:style style:name="P3" style:family="paragraph" style:parent-style-name="Standard">
      <style:paragraph-properties fo:margin-left="0in" fo:margin-right="0in" fo:widows="1" fo:text-indent="0in" style:auto-text-indent="false"/>
    </style:style>
    <style:style style:name="P4" style:family="paragraph" style:parent-style-name="Table_20_Contents">
      <style:text-properties fo:font-weight="bold" style:font-weight-asian="bold" style:font-weight-complex="bold"/>
    </style:style>
    <style:style style:name="P5" style:family="paragraph" style:parent-style-name="Heading_20_2">
      <style:paragraph-properties fo:margin-left="0in" fo:margin-right="0in" fo:margin-top="0in" fo:margin-bottom="0.1335in" style:line-height-at-least="0.2in" fo:text-align="start" style:justify-single-word="false" fo:widows="1" fo:text-indent="0in" style:auto-text-indent="false" fo:padding="0in" fo:border="none"/>
      <style:text-properties fo:font-variant="normal" fo:text-transform="none" fo:color="#333333" fo:letter-spacing="normal"/>
    </style:style>
    <style:style style:name="P6" style:family="paragraph" style:parent-style-name="Standard" style:list-style-name="L1"/>
    <style:style style:name="P7" style:family="paragraph" style:parent-style-name="Standard">
      <style:paragraph-properties fo:margin-left="0in" fo:margin-right="0in" fo:widows="1" fo:text-indent="0in" style:auto-text-indent="false"/>
      <style:text-properties fo:font-variant="normal" fo:text-transform="none" fo:color="#222222" fo:letter-spacing="normal"/>
    </style:style>
    <style:style style:name="P8" style:family="paragraph" style:parent-style-name="Standard">
      <style:paragraph-properties fo:margin-left="0in" fo:margin-right="0in" fo:widows="1" fo:text-indent="0in" style:auto-text-indent="false"/>
      <style:text-properties fo:font-variant="normal" fo:text-transform="none" fo:color="#222222" style:font-name="Roboto" fo:font-size="8.39999961853027pt" fo:letter-spacing="normal" fo:font-style="normal" fo:font-weight="normal"/>
    </style:style>
    <style:style style:name="P9" style:family="paragraph" style:parent-style-name="Text_20_body" style:list-style-name="L1"/>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left="0in" fo:margin-right="0in" fo:margin-top="0in" fo:margin-bottom="0.1335in" style:line-height-at-least="0.2in" fo:text-align="start" style:justify-single-word="false" fo:widows="1" fo:text-indent="0in" style:auto-text-indent="false" fo:padding="0in" fo:border="none"/>
      <style:text-properties fo:font-variant="normal" fo:text-transform="none" fo:color="#333333" fo:letter-spacing="normal"/>
    </style:style>
    <style:style style:name="P12" style:family="paragraph" style:parent-style-name="Text_20_body">
      <style:paragraph-properties fo:margin-left="0in" fo:margin-right="0in" fo:margin-top="0in" fo:margin-bottom="0.0835in" style:line-height-at-least="0.1165in" fo:widows="1" fo:text-indent="0in" style:auto-text-indent="false" fo:padding="0in" fo:border="none"/>
      <style:text-properties fo:font-variant="normal" fo:text-transform="none" fo:color="#333333" style:font-name="Helvetica Neue" fo:font-size="8.39999961853027pt" fo:letter-spacing="normal" fo:font-style="normal" fo:font-weight="normal"/>
    </style:style>
    <style:style style:name="P13" style:family="paragraph" style:parent-style-name="Text_20_body">
      <style:paragraph-properties fo:margin-left="0in" fo:margin-right="0in" fo:margin-top="0in" fo:margin-bottom="0.0835in" style:line-height-at-least="0.1665in" fo:widows="1" fo:text-indent="0in" style:auto-text-indent="false" fo:padding="0in" fo:border="none"/>
    </style:style>
    <style:style style:name="P14" style:family="paragraph" style:parent-style-name="Text_20_body">
      <style:paragraph-properties fo:margin-left="0in" fo:margin-right="0in" fo:margin-top="0in" fo:margin-bottom="0.0835in" style:line-height-at-least="0.1665in" fo:widows="1" fo:text-indent="0in" style:auto-text-indent="false"/>
      <style:text-properties fo:font-variant="normal" fo:text-transform="none" fo:color="#333333" fo:letter-spacing="normal"/>
    </style:style>
    <style:style style:name="P15" style:family="paragraph" style:parent-style-name="Text_20_body">
      <style:paragraph-properties fo:margin-left="0in" fo:margin-right="0in" fo:margin-top="0in" fo:margin-bottom="0.0835in" style:line-height-at-least="0.1665in" fo:widows="1" fo:text-indent="0in" style:auto-text-indent="false"/>
      <style:text-properties fo:font-variant="normal" fo:text-transform="none" fo:color="#333333" style:font-name="Helvetica Neue" fo:font-size="8.39999961853027pt" fo:letter-spacing="normal" fo:font-style="normal" fo:font-weight="normal"/>
    </style:style>
    <style:style style:name="P16" style:family="paragraph" style:parent-style-name="Text_20_body" style:list-style-name="L4">
      <style:paragraph-properties fo:margin-top="0in" fo:margin-bottom="0in" style:line-height-at-least="0.1665in" fo:widows="1" fo:padding="0in" fo:border="none"/>
      <style:text-properties fo:font-variant="normal" fo:text-transform="none" fo:color="#333333" style:font-name="Helvetica Neue" fo:font-size="8.39999961853027pt" fo:letter-spacing="normal" fo:font-style="normal" fo:font-weight="normal"/>
    </style:style>
    <style:style style:name="P17" style:family="paragraph" style:parent-style-name="Text_20_body" style:list-style-name="L5">
      <style:paragraph-properties fo:margin-top="0in" fo:margin-bottom="0in" style:line-height-at-least="0.1665in" fo:widows="1" fo:padding="0in" fo:border="none"/>
      <style:text-properties fo:font-variant="normal" fo:text-transform="none" fo:color="#333333" style:font-name="Helvetica Neue" fo:font-size="8.39999961853027pt" fo:letter-spacing="normal" fo:font-style="normal" fo:font-weight="normal"/>
    </style:style>
    <style:style style:name="P18" style:family="paragraph" style:parent-style-name="Text_20_body" style:list-style-name="L4">
      <style:paragraph-properties fo:margin-top="0in" fo:margin-bottom="0.0835in" style:line-height-at-least="0.1665in" fo:widows="1"/>
      <style:text-properties fo:font-variant="normal" fo:text-transform="none" fo:color="#333333" style:font-name="Helvetica Neue" fo:font-size="8.39999961853027pt" fo:letter-spacing="normal" fo:font-style="normal" fo:font-weight="normal"/>
    </style:style>
    <style:style style:name="P19" style:family="paragraph" style:parent-style-name="Heading_20_4">
      <style:paragraph-properties fo:margin-left="0in" fo:margin-right="0in" fo:margin-top="0.0835in" fo:margin-bottom="0.0835in" style:line-height-at-least="0.1665in" fo:widows="1" fo:text-indent="0in" style:auto-text-indent="false"/>
    </style:style>
    <style:style style:name="T1" style:family="text">
      <style:text-properties fo:font-variant="normal" fo:text-transform="none" fo:color="#222222" fo:letter-spacing="normal"/>
    </style:style>
    <style:style style:name="T2" style:family="text">
      <style:text-properties fo:font-variant="normal" fo:text-transform="none" fo:color="#999999" style:font-name="Arial1" fo:font-size="10.8000001907349pt" fo:letter-spacing="normal" fo:font-style="normal" fo:font-weight="bold"/>
    </style:style>
    <style:style style:name="T3" style:family="text">
      <style:text-properties fo:font-variant="normal" fo:text-transform="none" fo:color="#6a8538" style:text-line-through-style="none" style:font-name="Helvetica Neue" fo:font-size="10.1999998092651pt" fo:letter-spacing="normal" fo:font-style="normal" style:text-underline-style="none" fo:font-weight="bold" style:text-blinking="false"/>
    </style:style>
    <style:style style:name="T4" style:family="text">
      <style:text-properties fo:font-variant="normal" fo:text-transform="none" fo:color="#6a8538" style:text-line-through-style="none" style:font-name="Helvetica Neue" fo:font-size="8.39999961853027pt" fo:letter-spacing="normal" fo:font-style="normal" style:text-underline-style="none" fo:font-weight="bold" style:text-blinking="false" fo:background-color="transparent"/>
    </style:style>
    <style:style style:name="T5" style:family="text">
      <style:text-properties fo:font-variant="normal" fo:text-transform="none" fo:color="#6a8538" style:text-line-through-style="none" style:font-name="Helvetica Neue" fo:font-size="8.39999961853027pt" fo:letter-spacing="normal" fo:font-style="normal" style:text-underline-style="none" fo:font-weight="normal" style:text-blinking="false"/>
    </style:style>
    <style:style style:name="T6" style:family="text">
      <style:text-properties fo:font-variant="normal" fo:text-transform="none" fo:color="#333333" style:font-name="Helvetica Neue" fo:font-size="10.1999998092651pt" fo:letter-spacing="normal" fo:font-style="normal" fo:font-weight="bold"/>
    </style:style>
    <style:style style:name="T7" style:family="text">
      <style:text-properties fo:font-variant="normal" fo:text-transform="none" fo:color="#333333" style:font-name="Helvetica Neue" fo:font-size="8.39999961853027pt" fo:letter-spacing="normal" fo:font-style="normal" fo:font-weight="normal"/>
    </style:style>
    <style:style style:name="T8" style:family="text">
      <style:text-properties fo:font-variant="normal" fo:text-transform="none" fo:color="#333333" style:font-name="Helvetica Neue" fo:font-size="8.39999961853027pt" fo:letter-spacing="normal" fo:font-style="normal"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Roboto" fo:font-size="8.39999961853027pt" fo:font-style="normal" fo:font-weight="normal"/>
    </style:style>
    <style:style style:name="T12" style:family="text">
      <style:text-properties style:text-position="super 58%"/>
    </style:style>
    <style:style style:name="T13" style:family="text">
      <style:text-properties fo:color="#6a8538" style:font-name="trebuchet ms" fo:font-size="21pt" fo:font-style="normal" fo:font-weight="bold"/>
    </style:style>
    <style:style style:name="T14" style:family="text">
      <style:text-properties fo:color="#6a8538" style:text-line-through-style="none" style:font-name="trebuchet ms" fo:font-size="21pt" fo:font-style="normal" style:text-underline-style="none" fo:font-weight="bold" style:text-blinking="false"/>
    </style:style>
    <style:style style:name="T15" style:family="text">
      <style:text-properties fo:color="#ffffff" fo:font-size="6.59999990463257pt" fo:font-weight="bold" fo:background-color="#4688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thod and apparatus for automatically identifying animal species from their vocalizations</text:h>
      <text:p text:style-name="Text_20_body"/>
      <text:p text:style-name="Text_20_body">Products claiming to do what AudiOh does:</text:p>
      <text:list xml:id="list6221291122821172310" text:style-name="L1">
        <text:list-item>
          <text:p text:style-name="P9"><text:span text:style-name="T9">AudiOh.</text:span><text:span text:style-name="T10"> 2.7 Mb. 12.8 Mb says DiskUsage. Installs: 10-50.</text:span></text:p>
        </text:list-item>
        <text:list-item>
          <text:p text:style-name="P6"><text:span text:style-name="T9">Bird Song ID: USA</text:span>. Identifies 30 birds by song. Local DB. $4.99 34 Mb on Android 28 downloads. 242 Mb on iTunes. <text:s/><text:a xlink:type="simple" xlink:href="https://itunes.apple.com/us/app/bird-song-id-usa-automatic/id681091523?mt=8" text:style-name="Internet_20_link" text:visited-style-name="Visited_20_Internet_20_Link">https://itunes.apple.com/us/app/bird-song-id-usa-automatic/id681091523?mt=8</text:a> and <text:a xlink:type="simple" xlink:href="http://us.isoperlaapps.com/BirdSongIdUSA.html" text:style-name="Internet_20_link" text:visited-style-name="Visited_20_Internet_20_Link">http://us.isoperlaapps.com/BirdSongIdUSA.html</text:a> <text:s/>and <text:a xlink:type="simple" xlink:href="https://play.google.com/store/apps/details?id=com.isoperla.birdsongidusa" text:style-name="Internet_20_link" text:visited-style-name="Visited_20_Internet_20_Link">https://play.google.com/store/apps/details?id=com.isoperla.birdsongidusa</text:a> 100-500 installs.</text:p>
        </text:list-item>
        <text:list-item>
          <text:p text:style-name="P6"><text:span text:style-name="T9">Bird Song Id Automatic Recognition &amp; Reference - Birds of the British Isles.</text:span> 138 Mb $4.16 <text:a xlink:type="simple" xlink:href="https://itunes.apple.com/gb/app/bird-song-id-automatic-recognition/id601362210?mt=8" text:style-name="Internet_20_link" text:visited-style-name="Visited_20_Internet_20_Link">https://itunes.apple.com/gb/app/bird-song-id-automatic-recognition/id601362210?mt=8</text:a> </text:p>
        </text:list-item>
        <text:list-item>
          <text:p text:style-name="P6"><text:span text:style-name="T9">BirdGenie</text:span>. Not shipping yet. <text:a xlink:type="simple" xlink:href="http://press.princeton.edu/titles/10412.html" text:style-name="Internet_20_link" text:visited-style-name="Visited_20_Internet_20_Link">http://press.princeton.edu/titles/10412.html</text:a> </text:p>
        </text:list-item>
        <text:list-item>
          <text:p text:style-name="P6"><text:span text:style-name="T9">ChirpOMatic UK</text:span>: automatic birdsong ID, Britain &amp; Ireland. Local DB. Not US yet. <text:a xlink:type="simple" xlink:href="http://www.spinysoft.co.uk/Chirpomatic.html" text:style-name="Internet_20_link" text:visited-style-name="Visited_20_Internet_20_Link">http://www.spinysoft.co.uk/Chirpomatic.html</text:a> 111 Mb. About $3.20. Not in Google Play Store.</text:p>
        </text:list-item>
        <text:list-item>
          <text:p text:style-name="P9"><text:span text:style-name="T9">Twigle Birds</text:span>. Local DB. Accuracy: 50 birds of North America, 40 for the UK. <text:s/>70% of the time, the correct bird is in the app's list of top 10 guesses. <text:s/>$7, with limit identification credits. 7.0 Mb plus databases. In North America, this becomes 232 Mb. <text:s/><text:a xlink:type="simple" xlink:href="http://www.twigle.co/" text:style-name="Internet_20_link" text:visited-style-name="Visited_20_Internet_20_Link">http://www.twigle.co/</text:a> <text:s/>Author is from Zimbabwe, and app is available from iTunes, Amazon, not Google Play.</text:p>
        </text:list-item>
        <text:list-item>
          <text:p text:style-name="P9"><text:span text:style-name="T9">Warblr</text:span>. Identifies 88 British birds by song. About $4.73 18 Mb on Android 50-100 installs. Needs internet connection. <text:s/><text:a xlink:type="simple" xlink:href="https://play.google.com/store/apps/details?id=net.warblr.app" text:style-name="Internet_20_link" text:visited-style-name="Visited_20_Internet_20_Link">https://play.google.com/store/apps/details?id=net.warblr.app</text:a> </text:p>
        </text:list-item>
      </text:list>
      <text:p text:style-name="Text_20_body">Bird Song Recognition Apps for North American Birds</text:p>
      <table:table table:name="Table1" table:style-name="Table1">
        <table:table-column table:style-name="Table1.A" table:number-columns-repeated="8"/>
        <table:table-header-rows>
          <table:table-row>
            <table:table-cell table:style-name="Table1.A1" office:value-type="string">
              <text:p text:style-name="Table_20_Heading">Product</text:p>
            </table:table-cell>
            <table:table-cell table:style-name="Table1.A1" office:value-type="string">
              <text:p text:style-name="Table_20_Heading">Mb in Device</text:p>
            </table:table-cell>
            <table:table-cell table:style-name="Table1.A1" office:value-type="string">
              <text:p text:style-name="Table_20_Heading"># Species</text:p>
            </table:table-cell>
            <table:table-cell table:style-name="Table1.A1" office:value-type="string">
              <text:p text:style-name="Table_20_Heading">North American Species</text:p>
            </table:table-cell>
            <table:table-cell table:style-name="Table1.A1" office:value-type="string">
              <text:p text:style-name="Table_20_Heading">Price</text:p>
            </table:table-cell>
            <table:table-cell table:style-name="Table1.A1" office:value-type="string">
              <text:p text:style-name="Table_20_Heading">Mourning Dove</text:p>
            </table:table-cell>
            <table:table-cell table:style-name="Table1.A1" office:value-type="string">
              <text:p text:style-name="Table_20_Heading">Blue Jay</text:p>
            </table:table-cell>
            <table:table-cell table:style-name="Table1.H1" office:value-type="string">
              <text:p text:style-name="Table_20_Heading">Robin</text:p>
            </table:table-cell>
          </table:table-row>
        </table:table-header-rows>
        <table:table-row>
          <table:table-cell table:style-name="Table1.A2" office:value-type="string">
            <text:p text:style-name="P4">AudiOh</text:p>
          </table:table-cell>
          <table:table-cell table:style-name="Table1.B2" office:value-type="float" office:value="12.8">
            <text:p text:style-name="Table_20_Contents">12.8</text:p>
          </table:table-cell>
          <table:table-cell table:style-name="Table1.B2" office:value-type="float" office:value="7258">
            <text:p text:style-name="Table_20_Contents">7258</text:p>
          </table:table-cell>
          <table:table-cell table:style-name="Table1.A2" office:value-type="string">
            <text:p text:style-name="Table_20_Contents">1862 (1502 in U.S.)</text:p>
          </table:table-cell>
          <table:table-cell table:style-name="Table1.A2" office:value-type="string">
            <text:p text:style-name="Table_20_Contents">$1.99?</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P10">Bird Song ID: USA</text:p>
          </table:table-cell>
          <table:table-cell table:style-name="Table1.A2" office:value-type="string">
            <text:p text:style-name="Table_20_Contents">37.6 (Disk Usage) 40 (GooglePlay) 138 Mb iTunes</text:p>
          </table:table-cell>
          <table:table-cell table:style-name="Table1.B2" office:value-type="float" office:value="36">
            <text:p text:style-name="Table_20_Contents">36</text:p>
          </table:table-cell>
          <table:table-cell table:style-name="Table1.B2" office:value-type="float" office:value="36">
            <text:p text:style-name="Table_20_Contents">36</text:p>
          </table:table-cell>
          <table:table-cell table:style-name="Table1.E3" office:value-type="currency" office:currency="USD" office:value="5">
            <text:p text:style-name="Table_20_Contents">$5.00</text:p>
          </table:table-cell>
          <table:table-cell table:style-name="Table1.A2" office:value-type="string">
            <text:p text:style-name="Table_20_Contents">Not in top 26 picks</text:p>
          </table:table-cell>
          <table:table-cell table:style-name="Table1.A2" office:value-type="string">
            <text:p text:style-name="Table_20_Contents">Not in top 26 picks</text:p>
          </table:table-cell>
          <table:table-cell table:style-name="Table1.H2" office:value-type="string">
            <text:p text:style-name="Table_20_Contents">12<text:span text:style-name="T12">th</text:span> <text:s/>choice</text:p>
          </table:table-cell>
        </table:table-row>
        <table:table-row>
          <table:table-cell table:style-name="Table1.A2" office:value-type="string">
            <text:p text:style-name="P10">Twigle Birds</text:p>
          </table:table-cell>
          <table:table-cell table:style-name="Table1.B2" office:value-type="float" office:value="233">
            <text:p text:style-name="Table_20_Contents">233</text:p>
          </table:table-cell>
          <table:table-cell table:style-name="Table1.B2" office:value-type="float" office:value="50">
            <text:p text:style-name="Table_20_Contents">50</text:p>
          </table:table-cell>
          <table:table-cell table:style-name="Table1.A2" office:value-type="string">
            <text:p text:style-name="Table_20_Contents">50 North American</text:p>
          </table:table-cell>
          <table:table-cell table:style-name="Table1.E3" office:value-type="currency" office:currency="USD" office:value="7">
            <text:p text:style-name="Table_20_Contents">$7.00</text:p>
          </table:table-cell>
          <table:table-cell table:style-name="Table1.A2" office:value-type="string">
            <text:p text:style-name="Table_20_Contents">Not in top 5</text:p>
          </table:table-cell>
          <table:table-cell table:style-name="Table1.A2" office:value-type="string">
            <text:p text:style-name="Table_20_Contents">Not in top 5</text:p>
          </table:table-cell>
          <table:table-cell table:style-name="Table1.H2" office:value-type="string">
            <text:p text:style-name="Table_20_Contents">Not in top 5</text:p>
          </table:table-cell>
        </table:table-row>
      </table:table>
      <text:p text:style-name="Text_20_body"/>
      <text:p text:style-name="Text_20_body">Not shipping, but good press: WeBIRD. <text:span text:style-name="T9">WeBIRD</text:span>. Not in Google Play Store. 138 Mb.</text:p>
      <text:p text:style-name="Text_20_body">Testing Redwinged blackbird, brown headed cowbird, eastern towhee...</text:p>
      <text:p text:style-name="Text_20_body">Bir</text:p>
      <text:p text:style-name="Text_20_body"/>
      <text:p text:style-name="Text_20_body"><text:soft-page-break/>Local DB: product does all analysis within phone, using a local DB.</text:p>
      <text:p text:style-name="Text_20_body">Shazam. Free on Android.</text:p>
      <text:p text:style-name="Text_20_body">SoundHound. Free on Android.</text:p>
      <text:p text:style-name="Text_20_body"/>
      <text:p text:style-name="Text_20_body">WeBIRD had trouble with dialects: <text:a xlink:type="simple" xlink:href="http://grow.cals.wisc.edu/environment/smart-birding" text:style-name="Internet_20_link" text:visited-style-name="Visited_20_Internet_20_Link">http://grow.cals.wisc.edu/environment/smart-birding</text:a> Should AudiOh try to match on location of the reference recordings?</text:p>
      <text:p text:style-name="P7"/>
      <text:p text:style-name="P7">Key Patents:</text:p>
      <text:p text:style-name="P3"><text:span text:style-name="T2">US 7454334</text:span><text:span text:style-name="T1"> </text:span></text:p>
      <text:p text:style-name="P7"/>
      <text:p text:style-name="P7"/>
      <text:p text:style-name="P7">Pitch for AudiOh, borrowing from other ad copy:</text:p>
      <text:p text:style-name="P7"/>
      <text:p text:style-name="P7">From Merlin: </text:p>
      <text:p text:style-name="P8">What’s that bird? Merlin Bird ID helps you solve the mystery. First, Merlin asks you a few simple questions. Then, almost like magic, it reveals the list of birds that best match your description. Pick your bird, then delve into more photos, sounds, and ID tips about your bird!</text:p>
      <text:p text:style-name="P1"><text:line-break/>Merlin is fun and easy to use—whether you’re curious about a bird you’ve seen once or you’re hoping to identify every bird that comes to your feeder. The answers are waiting for you with this free app from the renowned Cornell Lab of Ornithology.</text:p>
      <text:p text:style-name="P1"><text:line-break/>Features</text:p>
      <text:p text:style-name="P2">• <text:span text:style-name="T11">Created for beginning and intermediate bird watchers, Merlin identifies the 400 most common bird species in the United States and Canada (excluding Hawaii).</text:span></text:p>
      <text:p text:style-name="P2">• <text:span text:style-name="T11">Intelligent results. No more scanning through hundreds of possibilities! Merlin shows the birds near you that fit your description.</text:span></text:p>
      <text:p text:style-name="P2">• <text:span text:style-name="T11">Customized location and date tools generate best answers for your neighborhood and time of year.</text:span></text:p>
      <text:p text:style-name="P2">• <text:span text:style-name="T11">Powered by eBird to deliver the most accurate results based on millions of sightings from bird watchers across North America.</text:span></text:p>
      <text:p text:style-name="P2">• <text:span text:style-name="T11">Enjoy more than 1,000 photos of birds, including males, females, and juveniles.</text:span></text:p>
      <text:p text:style-name="P2">• <text:span text:style-name="T11">Learn ID tips from Cornell Lab of Ornithology experts.</text:span></text:p>
      <text:p text:style-name="P2">• <text:span text:style-name="T11">Listen to beautiful bird songs and calls from the Cornell Lab’s Macaulay Library.</text:span></text:p>
      <text:p text:style-name="P2"><text:span text:style-name="T11"/></text:p>
      <text:p text:style-name="P2"><text:span text:style-name="T11"/></text:p>
      <text:p text:style-name="P2"><text:span text:style-name="T11"/></text:p>
      <text:p text:style-name="P2"><text:span text:style-name="T11"/></text:p>
      <text:p text:style-name="P2"><text:span text:style-name="T11"/></text:p>
      <text:h text:style-name="P5" text:outline-level="2"><text:bookmark text:name="AudiOh.E2.84.A2_Ships.21"/><text:soft-page-break/><text:span text:style-name="T13">AudiOh™ Ships!</text:span></text:h>
      <text:p text:style-name="P12"><text:span text:style-name="T15">New!</text:span> January 1, 2016. ZipcodeZoo today announced that it has released AudiOh, an Android app that will allow a user to capture a bird sound and identify the species that made it.</text:p>
      <text:p text:style-name="P14"/>
      <text:p text:style-name="P15">The app works like Shazam®, matching a recording with a huge reference database, finding the closest matches, and reporting the results to the user. Researchers have been trying to do this for years, without success: before today, the only products almost never correctly identify a common bird.</text:p>
      <text:p text:style-name="P15">The problem with identifying a bird from its sounds is that a bird's sounds are variable. Take a robin and ask him to sing the same song repeatedly, and every single occurrence will differ a bit from every other one. Take two robins and ask them to sing the same song, and they can't do it. Their songs unavoidably reveal their age, health, individual identity, and regional accent. The human ear may think they sound the same, but their recorded song reveals many differences.</text:p>
      <text:p text:style-name="P15">AudiOh's design solves the problems that developers in this area have faced.</text:p>
      <text:h text:style-name="P19" text:outline-level="4"><text:bookmark text:name="Database:_Brawny_and_Clever"/><text:span text:style-name="T6">Database: Brawny and Clever</text:span></text:h>
      <text:list xml:id="list7954567772136068494" text:style-name="L5">
        <text:list-item>
          <text:p text:style-name="P17">The database must include all species that might occur where a recording is made. AudiOh's database covers 1,502 species in the U.S., 1,862 in North America, and 7,258 worldwide. Other products try to identify 30-50 species.</text:p>
        </text:list-item>
        <text:list-item>
          <text:p text:style-name="P17">To address the problems of individual and regional variation, the reference database must include many recordings of each species it will successfully identify. AudiOh draws from a database of over 100,000 quality reference recordings, an average of 14 recordings per species.</text:p>
        </text:list-item>
        <text:list-item>
          <text:p text:style-name="P17">To increase the chances of correct identification, algorithms must assume that birds most likely found where the recording is made are those most likely to have made the sound. AudiOh uses a database of 250 million observations, and focuses on birds found near the observer at the current time of year.</text:p>
        </text:list-item>
        <text:list-item>
          <text:p text:style-name="P17">When a bird constructs a song, it can choose from a number of "words" to construct "phrases", as when a Chickadee sings "Chicka dee dee dee" or, in the case of greater danger, "Chicka dee dee dee dee dee". Successful song match requires a database of words or syllables, not merely a database of phrases or songs. AudiOh draws on such a reference database of millions of analyzed segments.</text:p>
        </text:list-item>
      </text:list>
      <text:p text:style-name="P15">All of this would bury a cell phone in data as it does with one product, that uses 233 Mb on your cell phone to try to identify 50 species. AudiOh's identification database is 2.25 Gb in size, but that database is at the server, not in your cell phone. In your cell phone, AudiOh only needs 12.8 Mb.</text:p>
      <text:h text:style-name="P19" text:outline-level="4"><text:bookmark text:name="Algorithms:_Layered_and_Sophisticated"/><text:span text:style-name="T6">Algorithms: Layered and Sophisticated</text:span></text:h>
      <text:list xml:id="list870450466393610561" text:style-name="L4">
        <text:list-item>
          <text:p text:style-name="P16">Analysis begins by segmenting into syllables, using the same algorithms that produced the reference segments in the database. Recordings often contain background noise, and the task of identifying meaningful syllables takes some effort.</text:p>
        </text:list-item>
        <text:list-item>
          <text:p text:style-name="P16">A number of different filters are then used, in an attempt to efficiently eliminate unlikely candidates. For instance, species not found near where the recording was made at the time of year it was made are first eliminated. Then segments are compared with reference segments again and again, each pass eliminating some, and looking at more detail than the previous pass.</text:p>
        </text:list-item>
        <text:list-item>
          <text:p text:style-name="P16">Finally, the user is presented with a short list of species that might have made the sound, ordered by probability. Links to more information are provided, so that the user can review more information about each suggested singer.</text:p>
        </text:list-item>
        <text:list-item>
          <text:p text:style-name="P18">The algorithms are CPU-intensive, and require far more horsepower than will be found in any smart phone. So they run at the server, near the database, in a very fast machine. AudiOh's analyzer can be extended to multiple copies of the code, running on multiple machines, as demand for AudiOh grows.</text:p>
        </text:list-item>
      </text:list>
      <text:h text:style-name="P19" text:outline-level="4"><text:bookmark text:name="Satisfying_Results"/><text:span text:style-name="T6">Satisfying Results</text:span></text:h>
      <text:h text:style-name="P19" text:outline-level="4"><text:span text:style-name="T7">Once a list of likely singers is identified, users will want to look up any unfamiliar birds. AudiOh links seamlessly to ZipcodeZoo's 60,000 pages on birds, with info on vernacular names, identification, behavior, diet, reproduction, habitat and ecology, taxonomy, distribution, conservation, and more. On these pages of bird info you'll find 220,000 audio recordings, 104,000 photos, and 8,000 videos. With all this information, you'll be confident about whose recording you just made.</text:span></text:h>
      <text:p text:style-name="P15">Results are often delivered faster than you can play back the recording, and along the way, you'll get status reports.</text:p>
      <text:p text:style-name="P15">You'll also get a copy of your recording and your results, sent to your email address, so you can look at what you have with your <text:soft-page-break/>desktop computer. Because the database, the algorithms, and the bird information all reside on servers, the part of AudiOh in the smart phone never needs updating.</text:p>
      <text:p text:style-name="P13"><text:span text:style-name="T7"><text:line-break/>We spent several years developing, testing, and revising our identification algorithms, and building and rebuilding our databases. All is now ready for release, although database development continues aggressively. The result meets our goals: it is </text:span><text:span text:style-name="T8">light</text:span><text:span text:style-name="T7"> enough to run in a cell phone, </text:span><text:span text:style-name="T8">clever</text:span><text:span text:style-name="T7">enough to accurately identify bird and animal sounds, and </text:span><text:span text:style-name="T8">nimble</text:span><text:span text:style-name="T7"> enough to do this in real time. Along the way, we hope to contribute to the science of animal sounds. </text:span><text:span text:style-name="T8">Finally, you can retrieve your own copy for your Android device </text:span><text:a xlink:type="simple" xlink:href="https://play.google.com/store/apps/details?id=life.lookup.audioh" office:target-frame-name="_blank" xlink:show="new" text:style-name="Internet_20_link" text:visited-style-name="Visited_20_Internet_20_Link"><text:span text:style-name="T4">here</text:span></text:a><text:span text:style-name="T8">.</text:span><text:span text:style-name="T7"> </text:span><text:a xlink:type="simple" xlink:href="http://zipcodezoo.com/index.php/ZipcodeZoo:AudiOh!" text:style-name="Internet_20_link" text:visited-style-name="Visited_20_Internet_20_Link"><text:span text:style-name="T5">Read more</text:span></text:a></text:p>
      <text:p text:style-name="P2"><text:span text:style-name="T11"/></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Helvetica Neue" svg:font-family="'Helvetica Neue', Helvetica, Arial, sans-serif"/>
    <style:font-face style:name="Mangal1" svg:font-family="Mangal"/>
    <style:font-face style:name="OpenSymbol" svg:font-family="OpenSymbol"/>
    <style:font-face style:name="Roboto" svg:font-family="Roboto, UILanguageFont, Arial, sans-serif"/>
    <style:font-face style:name="trebuchet ms" svg:font-family="'trebuchet m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Stang</meta:initial-creator>
    <meta:creation-date>2016-02-24T11:16:33.61</meta:creation-date>
    <dc:date>2016-02-25T11:22:13.50</dc:date>
    <dc:creator>David Stang</dc:creator>
    <meta:editing-duration>PT6H18M24S</meta:editing-duration>
    <meta:editing-cycles>8</meta:editing-cycles>
    <meta:generator>OpenOffice/4.1.1$Win32 OpenOffice.org_project/411m6$Build-9775</meta:generator>
    <meta:document-statistic meta:table-count="1" meta:image-count="0" meta:object-count="0" meta:page-count="4" meta:paragraph-count="81" meta:word-count="1416" meta:character-count="8820"/>
  </office:meta>
</office:document-meta>
</file>